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45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9pt" style:font-size-asian="9pt" style:font-size-complex="9pt"/>
    </style:style>
    <style:style style:name="ce3" style:family="table-cell" style:parent-style-name="Default" style:data-style-name="N2">
      <style:text-properties style:font-name="Consolas"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onsola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" table:default-cell-style-name="ce3"/>
        <table:table-column table:style-name="co5" table:number-columns-repeated="16377" table:default-cell-style-name="ce1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Builder</text:p>
          </table:table-cell>
          <table:table-cell office:value-type="string" calcext:value-type="string">
            <text:p>String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Builder</text:p>
          </table:table-cell>
          <table:table-cell office:value-type="string" calcext:value-type="string">
            <text:p>StringTex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3" office:value-type="string" calcext:value-type="string">
            <text:p>Ticks</text:p>
          </table:table-cell>
          <table:table-cell table:style-name="ce1" office:value-type="string" calcext:value-type="string">
            <text:p><text:span text:style-name="T1">Iterations/Tick</text:span></text:p>
          </table:table-cell>
          <table:table-cell table:style-name="ce1" office:value-type="string" calcext:value-type="string">
            <text:p><text:span text:style-name="T1">Iterations/Tick</text:span></text:p>
          </table:table-cell>
          <table:table-cell table:style-name="ce1" office:value-type="string" calcext:value-type="string">
            <text:p><text:span text:style-name="T1">Iterations/Tick</text:span></text:p>
            <draw:frame draw:z-index="2" draw:name="string vs. StringBuilder vs. StringText 1" draw:style-name="gr1" draw:text-style-name="P1" svg:width="10.7098in" svg:height="5.8937in" svg:x="1.1713in" svg:y="0in">
              <draw:object draw:notify-on-update-of-ranges="Tabelle1.A3:Tabelle1.A52 Tabelle1.F1:Tabelle1.F2 Tabelle1.F3:Tabelle1.F52 Tabelle1.G1:Tabelle1.G2 Tabelle1.G3:Tabelle1.G52 Tabelle1.E1:Tabelle1.E2 Tabelle1.E3:Tabelle1.E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>
            <draw:frame draw:z-index="0" draw:name="string vs. StringBuilder vs. StringText" draw:style-name="gr1" draw:text-style-name="P1" svg:width="10.7098in" svg:height="5.8937in" svg:x="0.863in" svg:y="0in">
              <draw:object draw:notify-on-update-of-ranges="Tabelle1.A3:Tabelle1.A52 Tabelle1.B1:Tabelle1.B2 Tabelle1.B3:Tabelle1.B52 Tabelle1.C1:Tabelle1.C2 Tabelle1.C3:Tabelle1.C52 Tabelle1.D1:Tabelle1.D2 Tabelle1.D3:Tabelle1.D5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$A3]/[.B3]" office:value-type="float" office:value="0.05" calcext:value-type="float">
            <text:p>0.05</text:p>
          </table:table-cell>
          <table:table-cell table:formula="of:=[.$A3]/[.C3]" office:value-type="float" office:value="0.111111111111111" calcext:value-type="float">
            <text:p>0.11</text:p>
          </table:table-cell>
          <table:table-cell table:formula="of:=[.$A3]/[.D3]" office:value-type="float" office:value="0.142857142857143" calcext:value-type="float">
            <text:p>0.1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$A4]/[.B4]" office:value-type="float" office:value="0.363636363636364" calcext:value-type="float">
            <text:p>0.36</text:p>
          </table:table-cell>
          <table:table-cell table:formula="of:=[.$A4]/[.C4]" office:value-type="float" office:value="0.5" calcext:value-type="float">
            <text:p>0.50</text:p>
          </table:table-cell>
          <table:table-cell table:formula="of:=[.$A4]/[.D4]" office:value-type="float" office:value="0.307692307692308" calcext:value-type="float">
            <text:p>0.3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.$A5]/[.B5]" office:value-type="float" office:value="0.225" calcext:value-type="float">
            <text:p>0.23</text:p>
          </table:table-cell>
          <table:table-cell table:formula="of:=[.$A5]/[.C5]" office:value-type="float" office:value="0.818181818181818" calcext:value-type="float">
            <text:p>0.82</text:p>
          </table:table-cell>
          <table:table-cell table:formula="of:=[.$A5]/[.D5]" office:value-type="float" office:value="0.214285714285714" calcext:value-type="float">
            <text:p>0.21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$A6]/[.B6]" office:value-type="float" office:value="0.41025641025641" calcext:value-type="float">
            <text:p>0.41</text:p>
          </table:table-cell>
          <table:table-cell table:formula="of:=[.$A6]/[.C6]" office:value-type="float" office:value="1.06666666666667" calcext:value-type="float">
            <text:p>1.07</text:p>
          </table:table-cell>
          <table:table-cell table:formula="of:=[.$A6]/[.D6]" office:value-type="float" office:value="0.30188679245283" calcext:value-type="float">
            <text:p>0.30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formula="of:=[.$A7]/[.B7]" office:value-type="float" office:value="0.409836065573771" calcext:value-type="float">
            <text:p>0.41</text:p>
          </table:table-cell>
          <table:table-cell table:formula="of:=[.$A7]/[.C7]" office:value-type="float" office:value="1.25" calcext:value-type="float">
            <text:p>1.25</text:p>
          </table:table-cell>
          <table:table-cell table:formula="of:=[.$A7]/[.D7]" office:value-type="float" office:value="0.223214285714286" calcext:value-type="float">
            <text:p>0.22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formula="of:=[.$A8]/[.B8]" office:value-type="float" office:value="0.455696202531646" calcext:value-type="float">
            <text:p>0.46</text:p>
          </table:table-cell>
          <table:table-cell table:formula="of:=[.$A8]/[.C8]" office:value-type="float" office:value="0.705882352941177" calcext:value-type="float">
            <text:p>0.71</text:p>
          </table:table-cell>
          <table:table-cell table:formula="of:=[.$A8]/[.D8]" office:value-type="float" office:value="0.371134020618557" calcext:value-type="float">
            <text:p>0.37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table:formula="of:=[.$A9]/[.B9]" office:value-type="float" office:value="0.35" calcext:value-type="float">
            <text:p>0.35</text:p>
          </table:table-cell>
          <table:table-cell table:formula="of:=[.$A9]/[.C9]" office:value-type="float" office:value="0.875" calcext:value-type="float">
            <text:p>0.88</text:p>
          </table:table-cell>
          <table:table-cell table:formula="of:=[.$A9]/[.D9]" office:value-type="float" office:value="0.365671641791045" calcext:value-type="float">
            <text:p>0.37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table:formula="of:=[.$A10]/[.B10]" office:value-type="float" office:value="0.300469483568075" calcext:value-type="float">
            <text:p>0.30</text:p>
          </table:table-cell>
          <table:table-cell table:formula="of:=[.$A10]/[.C10]" office:value-type="float" office:value="1.01587301587302" calcext:value-type="float">
            <text:p>1.02</text:p>
          </table:table-cell>
          <table:table-cell table:formula="of:=[.$A10]/[.D10]" office:value-type="float" office:value="0.426666666666667" calcext:value-type="float">
            <text:p>0.43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table:formula="of:=[.$A11]/[.B11]" office:value-type="float" office:value="0.268211920529801" calcext:value-type="float">
            <text:p>0.27</text:p>
          </table:table-cell>
          <table:table-cell table:formula="of:=[.$A11]/[.C11]" office:value-type="float" office:value="1.125" calcext:value-type="float">
            <text:p>1.13</text:p>
          </table:table-cell>
          <table:table-cell table:formula="of:=[.$A11]/[.D11]" office:value-type="float" office:value="0.433155080213904" calcext:value-type="float">
            <text:p>0.43</text:p>
          </table:table-cell>
          <table:table-cell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table:formula="of:=[.$A12]/[.B12]" office:value-type="float" office:value="0.254452926208651" calcext:value-type="float">
            <text:p>0.25</text:p>
          </table:table-cell>
          <table:table-cell table:formula="of:=[.$A12]/[.C12]" office:value-type="float" office:value="1.12359550561798" calcext:value-type="float">
            <text:p>1.12</text:p>
          </table:table-cell>
          <table:table-cell table:formula="of:=[.$A12]/[.D12]" office:value-type="float" office:value="0.467289719626168" calcext:value-type="float">
            <text:p>0.47</text:p>
          </table:table-cell>
          <table:table-cell table:number-columns-repeated="163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table:formula="of:=[.$A13]/[.B13]" office:value-type="float" office:value="0.211538461538462" calcext:value-type="float">
            <text:p>0.21</text:p>
          </table:table-cell>
          <table:table-cell table:formula="of:=[.$A13]/[.C13]" office:value-type="float" office:value="1.00833333333333" calcext:value-type="float">
            <text:p>1.01</text:p>
          </table:table-cell>
          <table:table-cell table:formula="of:=[.$A13]/[.D13]" office:value-type="float" office:value="0.46360153256705" calcext:value-type="float">
            <text:p>0.46</text:p>
          </table:table-cell>
          <table:table-cell table:number-columns-repeated="163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5" calcext:value-type="float">
            <text:p>715</text:p>
          </table:table-cell>
          <table:table-cell office:value-type="float" office:value="154" calcext:value-type="float">
            <text:p>154</text:p>
          </table:table-cell>
          <table:table-cell office:value-type="float" office:value="691" calcext:value-type="float">
            <text:p>691</text:p>
          </table:table-cell>
          <table:table-cell table:formula="of:=[.$A14]/[.B14]" office:value-type="float" office:value="0.201398601398601" calcext:value-type="float">
            <text:p>0.20</text:p>
          </table:table-cell>
          <table:table-cell table:formula="of:=[.$A14]/[.C14]" office:value-type="float" office:value="0.935064935064935" calcext:value-type="float">
            <text:p>0.94</text:p>
          </table:table-cell>
          <table:table-cell table:formula="of:=[.$A14]/[.D14]" office:value-type="float" office:value="0.208393632416787" calcext:value-type="float">
            <text:p>0.21</text:p>
          </table:table-cell>
          <table:table-cell table:number-columns-repeated="163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9" calcext:value-type="float">
            <text:p>959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table:formula="of:=[.$A15]/[.B15]" office:value-type="float" office:value="0.176225234619395" calcext:value-type="float">
            <text:p>0.18</text:p>
          </table:table-cell>
          <table:table-cell table:formula="of:=[.$A15]/[.C15]" office:value-type="float" office:value="1.06962025316456" calcext:value-type="float">
            <text:p>1.07</text:p>
          </table:table-cell>
          <table:table-cell table:formula="of:=[.$A15]/[.D15]" office:value-type="float" office:value="0.460490463215259" calcext:value-type="float">
            <text:p>0.46</text:p>
          </table:table-cell>
          <table:table-cell table:number-columns-repeated="163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7" calcext:value-type="float">
            <text:p>1267</text:p>
          </table:table-cell>
          <table:table-cell office:value-type="float" office:value="187" calcext:value-type="float">
            <text:p>187</text:p>
          </table:table-cell>
          <table:table-cell office:value-type="float" office:value="430" calcext:value-type="float">
            <text:p>430</text:p>
          </table:table-cell>
          <table:table-cell table:formula="of:=[.$A16]/[.B16]" office:value-type="float" office:value="0.154696132596685" calcext:value-type="float">
            <text:p>0.15</text:p>
          </table:table-cell>
          <table:table-cell table:formula="of:=[.$A16]/[.C16]" office:value-type="float" office:value="1.04812834224599" calcext:value-type="float">
            <text:p>1.05</text:p>
          </table:table-cell>
          <table:table-cell table:formula="of:=[.$A16]/[.D16]" office:value-type="float" office:value="0.455813953488372" calcext:value-type="float">
            <text:p>0.46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95" calcext:value-type="float">
            <text:p>1595</text:p>
          </table:table-cell>
          <table:table-cell office:value-type="float" office:value="229" calcext:value-type="float">
            <text:p>229</text:p>
          </table:table-cell>
          <table:table-cell office:value-type="float" office:value="455" calcext:value-type="float">
            <text:p>455</text:p>
          </table:table-cell>
          <table:table-cell table:formula="of:=[.$A17]/[.B17]" office:value-type="float" office:value="0.141065830721003" calcext:value-type="float">
            <text:p>0.14</text:p>
          </table:table-cell>
          <table:table-cell table:formula="of:=[.$A17]/[.C17]" office:value-type="float" office:value="0.982532751091703" calcext:value-type="float">
            <text:p>0.98</text:p>
          </table:table-cell>
          <table:table-cell table:formula="of:=[.$A17]/[.D17]" office:value-type="float" office:value="0.494505494505495" calcext:value-type="float">
            <text:p>0.49</text:p>
          </table:table-cell>
          <table:table-cell table:number-columns-repeated="163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55" calcext:value-type="float">
            <text:p>2055</text:p>
          </table:table-cell>
          <table:table-cell office:value-type="float" office:value="238" calcext:value-type="float">
            <text:p>238</text:p>
          </table:table-cell>
          <table:table-cell office:value-type="float" office:value="534" calcext:value-type="float">
            <text:p>534</text:p>
          </table:table-cell>
          <table:table-cell table:formula="of:=[.$A18]/[.B18]" office:value-type="float" office:value="0.124574209245742" calcext:value-type="float">
            <text:p>0.12</text:p>
          </table:table-cell>
          <table:table-cell table:formula="of:=[.$A18]/[.C18]" office:value-type="float" office:value="1.07563025210084" calcext:value-type="float">
            <text:p>1.08</text:p>
          </table:table-cell>
          <table:table-cell table:formula="of:=[.$A18]/[.D18]" office:value-type="float" office:value="0.47940074906367" calcext:value-type="float">
            <text:p>0.48</text:p>
          </table:table-cell>
          <table:table-cell table:number-columns-repeated="163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75" calcext:value-type="float">
            <text:p>2575</text:p>
          </table:table-cell>
          <table:table-cell office:value-type="float" office:value="292" calcext:value-type="float">
            <text:p>292</text:p>
          </table:table-cell>
          <table:table-cell office:value-type="float" office:value="590" calcext:value-type="float">
            <text:p>590</text:p>
          </table:table-cell>
          <table:table-cell table:formula="of:=[.$A19]/[.B19]" office:value-type="float" office:value="0.112233009708738" calcext:value-type="float">
            <text:p>0.11</text:p>
          </table:table-cell>
          <table:table-cell table:formula="of:=[.$A19]/[.C19]" office:value-type="float" office:value="0.98972602739726" calcext:value-type="float">
            <text:p>0.99</text:p>
          </table:table-cell>
          <table:table-cell table:formula="of:=[.$A19]/[.D19]" office:value-type="float" office:value="0.489830508474576" calcext:value-type="float">
            <text:p>0.49</text:p>
          </table:table-cell>
          <table:table-cell table:number-columns-repeated="163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77" calcext:value-type="float">
            <text:p>3477</text:p>
          </table:table-cell>
          <table:table-cell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formula="of:=[.$A20]/[.B20]" office:value-type="float" office:value="0.093183779119931" calcext:value-type="float">
            <text:p>0.09</text:p>
          </table:table-cell>
          <table:table-cell table:formula="of:=[.$A20]/[.C20]" office:value-type="float" office:value="0.880434782608696" calcext:value-type="float">
            <text:p>0.88</text:p>
          </table:table-cell>
          <table:table-cell table:formula="of:=[.$A20]/[.D20]" office:value-type="float" office:value="0.445054945054945" calcext:value-type="float">
            <text:p>0.45</text:p>
          </table:table-cell>
          <table:table-cell table:number-columns-repeated="163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311" calcext:value-type="float">
            <text:p>24311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table:formula="of:=[.$A21]/[.B21]" office:value-type="float" office:value="0.0148492451976472" calcext:value-type="float">
            <text:p>0.01</text:p>
          </table:table-cell>
          <table:table-cell table:formula="of:=[.$A21]/[.C21]" office:value-type="float" office:value="1.6712962962963" calcext:value-type="float">
            <text:p>1.67</text:p>
          </table:table-cell>
          <table:table-cell table:formula="of:=[.$A21]/[.D21]" office:value-type="float" office:value="0.9025" calcext:value-type="float">
            <text:p>0.90</text:p>
          </table:table-cell>
          <table:table-cell table:number-columns-repeated="1637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3" calcext:value-type="float">
            <text:p>1033</text:p>
          </table:table-cell>
          <table:table-cell office:value-type="float" office:value="227" calcext:value-type="float">
            <text:p>227</text:p>
          </table:table-cell>
          <table:table-cell office:value-type="float" office:value="463" calcext:value-type="float">
            <text:p>463</text:p>
          </table:table-cell>
          <table:table-cell table:formula="of:=[.$A22]/[.B22]" office:value-type="float" office:value="0.387221684414327" calcext:value-type="float">
            <text:p>0.39</text:p>
          </table:table-cell>
          <table:table-cell table:formula="of:=[.$A22]/[.C22]" office:value-type="float" office:value="1.76211453744493" calcext:value-type="float">
            <text:p>1.76</text:p>
          </table:table-cell>
          <table:table-cell table:formula="of:=[.$A22]/[.D22]" office:value-type="float" office:value="0.863930885529158" calcext:value-type="float">
            <text:p>0.86</text:p>
          </table:table-cell>
          <table:table-cell table:number-columns-repeated="1637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88" calcext:value-type="float">
            <text:p>1288</text:p>
          </table:table-cell>
          <table:table-cell office:value-type="float" office:value="268" calcext:value-type="float">
            <text:p>268</text:p>
          </table:table-cell>
          <table:table-cell office:value-type="float" office:value="520" calcext:value-type="float">
            <text:p>520</text:p>
          </table:table-cell>
          <table:table-cell table:formula="of:=[.$A23]/[.B23]" office:value-type="float" office:value="0.342391304347826" calcext:value-type="float">
            <text:p>0.34</text:p>
          </table:table-cell>
          <table:table-cell table:formula="of:=[.$A23]/[.C23]" office:value-type="float" office:value="1.6455223880597" calcext:value-type="float">
            <text:p>1.65</text:p>
          </table:table-cell>
          <table:table-cell table:formula="of:=[.$A23]/[.D23]" office:value-type="float" office:value="0.848076923076923" calcext:value-type="float">
            <text:p>0.85</text:p>
          </table:table-cell>
          <table:table-cell table:number-columns-repeated="1637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89" calcext:value-type="float">
            <text:p>1689</text:p>
          </table:table-cell>
          <table:table-cell office:value-type="float" office:value="289" calcext:value-type="float">
            <text:p>289</text:p>
          </table:table-cell>
          <table:table-cell office:value-type="float" office:value="576" calcext:value-type="float">
            <text:p>576</text:p>
          </table:table-cell>
          <table:table-cell table:formula="of:=[.$A24]/[.B24]" office:value-type="float" office:value="0.28656009473061" calcext:value-type="float">
            <text:p>0.29</text:p>
          </table:table-cell>
          <table:table-cell table:formula="of:=[.$A24]/[.C24]" office:value-type="float" office:value="1.67474048442907" calcext:value-type="float">
            <text:p>1.67</text:p>
          </table:table-cell>
          <table:table-cell table:formula="of:=[.$A24]/[.D24]" office:value-type="float" office:value="0.840277777777778" calcext:value-type="float">
            <text:p>0.84</text:p>
          </table:table-cell>
          <table:table-cell table:number-columns-repeated="1637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139" calcext:value-type="float">
            <text:p>17139</text:p>
          </table:table-cell>
          <table:table-cell office:value-type="float" office:value="296" calcext:value-type="float">
            <text:p>296</text:p>
          </table:table-cell>
          <table:table-cell office:value-type="float" office:value="556" calcext:value-type="float">
            <text:p>556</text:p>
          </table:table-cell>
          <table:table-cell table:formula="of:=[.$A25]/[.B25]" office:value-type="float" office:value="0.030865278020888" calcext:value-type="float">
            <text:p>0.03</text:p>
          </table:table-cell>
          <table:table-cell table:formula="of:=[.$A25]/[.C25]" office:value-type="float" office:value="1.78716216216216" calcext:value-type="float">
            <text:p>1.79</text:p>
          </table:table-cell>
          <table:table-cell table:formula="of:=[.$A25]/[.D25]" office:value-type="float" office:value="0.951438848920863" calcext:value-type="float">
            <text:p>0.95</text:p>
          </table:table-cell>
          <table:table-cell table:number-columns-repeated="1637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44" calcext:value-type="float">
            <text:p>1644</text:p>
          </table:table-cell>
          <table:table-cell office:value-type="float" office:value="342" calcext:value-type="float">
            <text:p>342</text:p>
          </table:table-cell>
          <table:table-cell office:value-type="float" office:value="662" calcext:value-type="float">
            <text:p>662</text:p>
          </table:table-cell>
          <table:table-cell table:formula="of:=[.$A26]/[.B26]" office:value-type="float" office:value="0.35036496350365" calcext:value-type="float">
            <text:p>0.35</text:p>
          </table:table-cell>
          <table:table-cell table:formula="of:=[.$A26]/[.C26]" office:value-type="float" office:value="1.68421052631579" calcext:value-type="float">
            <text:p>1.68</text:p>
          </table:table-cell>
          <table:table-cell table:formula="of:=[.$A26]/[.D26]" office:value-type="float" office:value="0.870090634441088" calcext:value-type="float">
            <text:p>0.87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82" calcext:value-type="float">
            <text:p>2482</text:p>
          </table:table-cell>
          <table:table-cell office:value-type="float" office:value="405" calcext:value-type="float">
            <text:p>405</text:p>
          </table:table-cell>
          <table:table-cell office:value-type="float" office:value="687" calcext:value-type="float">
            <text:p>687</text:p>
          </table:table-cell>
          <table:table-cell table:formula="of:=[.$A27]/[.B27]" office:value-type="float" office:value="0.251813053988719" calcext:value-type="float">
            <text:p>0.25</text:p>
          </table:table-cell>
          <table:table-cell table:formula="of:=[.$A27]/[.C27]" office:value-type="float" office:value="1.54320987654321" calcext:value-type="float">
            <text:p>1.54</text:p>
          </table:table-cell>
          <table:table-cell table:formula="of:=[.$A27]/[.D27]" office:value-type="float" office:value="0.909752547307133" calcext:value-type="float">
            <text:p>0.91</text:p>
          </table:table-cell>
          <table:table-cell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489" calcext:value-type="float">
            <text:p>5489</text:p>
          </table:table-cell>
          <table:table-cell office:value-type="float" office:value="459" calcext:value-type="float">
            <text:p>459</text:p>
          </table:table-cell>
          <table:table-cell office:value-type="float" office:value="718" calcext:value-type="float">
            <text:p>718</text:p>
          </table:table-cell>
          <table:table-cell table:formula="of:=[.$A28]/[.B28]" office:value-type="float" office:value="0.123155401712516" calcext:value-type="float">
            <text:p>0.12</text:p>
          </table:table-cell>
          <table:table-cell table:formula="of:=[.$A28]/[.C28]" office:value-type="float" office:value="1.47276688453159" calcext:value-type="float">
            <text:p>1.47</text:p>
          </table:table-cell>
          <table:table-cell table:formula="of:=[.$A28]/[.D28]" office:value-type="float" office:value="0.941504178272981" calcext:value-type="float">
            <text:p>0.94</text:p>
          </table:table-cell>
          <table:table-cell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07" calcext:value-type="float">
            <text:p>2307</text:p>
          </table:table-cell>
          <table:table-cell office:value-type="float" office:value="392" calcext:value-type="float">
            <text:p>392</text:p>
          </table:table-cell>
          <table:table-cell office:value-type="float" office:value="761" calcext:value-type="float">
            <text:p>761</text:p>
          </table:table-cell>
          <table:table-cell table:formula="of:=[.$A29]/[.B29]" office:value-type="float" office:value="0.315994798439532" calcext:value-type="float">
            <text:p>0.32</text:p>
          </table:table-cell>
          <table:table-cell table:formula="of:=[.$A29]/[.C29]" office:value-type="float" office:value="1.85969387755102" calcext:value-type="float">
            <text:p>1.86</text:p>
          </table:table-cell>
          <table:table-cell table:formula="of:=[.$A29]/[.D29]" office:value-type="float" office:value="0.957950065703022" calcext:value-type="float">
            <text:p>0.96</text:p>
          </table:table-cell>
          <table:table-cell table:number-columns-repeated="1637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987" calcext:value-type="float">
            <text:p>3987</text:p>
          </table:table-cell>
          <table:table-cell office:value-type="float" office:value="421" calcext:value-type="float">
            <text:p>421</text:p>
          </table:table-cell>
          <table:table-cell office:value-type="float" office:value="810" calcext:value-type="float">
            <text:p>810</text:p>
          </table:table-cell>
          <table:table-cell table:formula="of:=[.$A30]/[.B30]" office:value-type="float" office:value="0.196639077000251" calcext:value-type="float">
            <text:p>0.20</text:p>
          </table:table-cell>
          <table:table-cell table:formula="of:=[.$A30]/[.C30]" office:value-type="float" office:value="1.86223277909739" calcext:value-type="float">
            <text:p>1.86</text:p>
          </table:table-cell>
          <table:table-cell table:formula="of:=[.$A30]/[.D30]" office:value-type="float" office:value="0.967901234567901" calcext:value-type="float">
            <text:p>0.97</text:p>
          </table:table-cell>
          <table:table-cell table:number-columns-repeated="1637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74" calcext:value-type="float">
            <text:p>4074</text:p>
          </table:table-cell>
          <table:table-cell office:value-type="float" office:value="444" calcext:value-type="float">
            <text:p>444</text:p>
          </table:table-cell>
          <table:table-cell office:value-type="float" office:value="856" calcext:value-type="float">
            <text:p>856</text:p>
          </table:table-cell>
          <table:table-cell table:formula="of:=[.$A31]/[.B31]" office:value-type="float" office:value="0.206431026018655" calcext:value-type="float">
            <text:p>0.21</text:p>
          </table:table-cell>
          <table:table-cell table:formula="of:=[.$A31]/[.C31]" office:value-type="float" office:value="1.89414414414414" calcext:value-type="float">
            <text:p>1.89</text:p>
          </table:table-cell>
          <table:table-cell table:formula="of:=[.$A31]/[.D31]" office:value-type="float" office:value="0.982476635514019" calcext:value-type="float">
            <text:p>0.98</text:p>
          </table:table-cell>
          <table:table-cell table:number-columns-repeated="1637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36" calcext:value-type="float">
            <text:p>4336</text:p>
          </table:table-cell>
          <table:table-cell office:value-type="float" office:value="473" calcext:value-type="float">
            <text:p>473</text:p>
          </table:table-cell>
          <table:table-cell office:value-type="float" office:value="916" calcext:value-type="float">
            <text:p>916</text:p>
          </table:table-cell>
          <table:table-cell table:formula="of:=[.$A32]/[.B32]" office:value-type="float" office:value="0.207564575645756" calcext:value-type="float">
            <text:p>0.21</text:p>
          </table:table-cell>
          <table:table-cell table:formula="of:=[.$A32]/[.C32]" office:value-type="float" office:value="1.90274841437632" calcext:value-type="float">
            <text:p>1.90</text:p>
          </table:table-cell>
          <table:table-cell table:formula="of:=[.$A32]/[.D32]" office:value-type="float" office:value="0.982532751091703" calcext:value-type="float">
            <text:p>0.98</text:p>
          </table:table-cell>
          <table:table-cell table:number-columns-repeated="1637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03" calcext:value-type="float">
            <text:p>5103</text:p>
          </table:table-cell>
          <table:table-cell office:value-type="float" office:value="510" calcext:value-type="float">
            <text:p>510</text:p>
          </table:table-cell>
          <table:table-cell office:value-type="float" office:value="998" calcext:value-type="float">
            <text:p>998</text:p>
          </table:table-cell>
          <table:table-cell table:formula="of:=[.$A33]/[.B33]" office:value-type="float" office:value="0.188320595728003" calcext:value-type="float">
            <text:p>0.19</text:p>
          </table:table-cell>
          <table:table-cell table:formula="of:=[.$A33]/[.C33]" office:value-type="float" office:value="1.8843137254902" calcext:value-type="float">
            <text:p>1.88</text:p>
          </table:table-cell>
          <table:table-cell table:formula="of:=[.$A33]/[.D33]" office:value-type="float" office:value="0.962925851703407" calcext:value-type="float">
            <text:p>0.96</text:p>
          </table:table-cell>
          <table:table-cell table:number-columns-repeated="1637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50" calcext:value-type="float">
            <text:p>6050</text:p>
          </table:table-cell>
          <table:table-cell office:value-type="float" office:value="529" calcext:value-type="float">
            <text:p>529</text:p>
          </table:table-cell>
          <table:table-cell office:value-type="float" office:value="1055" calcext:value-type="float">
            <text:p>1055</text:p>
          </table:table-cell>
          <table:table-cell table:formula="of:=[.$A34]/[.B34]" office:value-type="float" office:value="0.169256198347107" calcext:value-type="float">
            <text:p>0.17</text:p>
          </table:table-cell>
          <table:table-cell table:formula="of:=[.$A34]/[.C34]" office:value-type="float" office:value="1.93572778827977" calcext:value-type="float">
            <text:p>1.94</text:p>
          </table:table-cell>
          <table:table-cell table:formula="of:=[.$A34]/[.D34]" office:value-type="float" office:value="0.970616113744076" calcext:value-type="float">
            <text:p>0.97</text:p>
          </table:table-cell>
          <table:table-cell table:number-columns-repeated="1637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58" calcext:value-type="float">
            <text:p>5858</text:p>
          </table:table-cell>
          <table:table-cell office:value-type="float" office:value="576" calcext:value-type="float">
            <text:p>576</text:p>
          </table:table-cell>
          <table:table-cell office:value-type="float" office:value="1118" calcext:value-type="float">
            <text:p>1118</text:p>
          </table:table-cell>
          <table:table-cell table:formula="of:=[.$A35]/[.B35]" office:value-type="float" office:value="0.185899624445203" calcext:value-type="float">
            <text:p>0.19</text:p>
          </table:table-cell>
          <table:table-cell table:formula="of:=[.$A35]/[.C35]" office:value-type="float" office:value="1.890625" calcext:value-type="float">
            <text:p>1.89</text:p>
          </table:table-cell>
          <table:table-cell table:formula="of:=[.$A35]/[.D35]" office:value-type="float" office:value="0.974060822898032" calcext:value-type="float">
            <text:p>0.97</text:p>
            <draw:frame draw:z-index="3" draw:name="string vs. StringBuilder vs. StringText 2" draw:style-name="gr1" draw:text-style-name="P1" svg:width="10.7098in" svg:height="5.8937in" svg:x="1.1713in" svg:y="-0.0004in">
              <draw:object draw:notify-on-update-of-ranges="Tabelle1.A3:Tabelle1.A52 Tabelle1.F1:Tabelle1.F2 Tabelle1.F3:Tabelle1.F52 Tabelle1.G1:Tabelle1.G2 Tabelle1.G3:Tabelle1.G5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>
            <draw:frame draw:z-index="1" draw:name="StringBuilder vs. StringText" draw:style-name="gr1" draw:text-style-name="P1" svg:width="10.7098in" svg:height="5.8937in" svg:x="0.863in" svg:y="-0.0004in">
              <draw:object draw:notify-on-update-of-ranges="Tabelle1.A3:Tabelle1.A52 Tabelle1.C1:Tabelle1.C2 Tabelle1.C3:Tabelle1.C52 Tabelle1.D1:Tabelle1.D2 Tabelle1.D3:Tabelle1.D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871" calcext:value-type="float">
            <text:p>5871</text:p>
          </table:table-cell>
          <table:table-cell office:value-type="float" office:value="597" calcext:value-type="float">
            <text:p>597</text:p>
          </table:table-cell>
          <table:table-cell office:value-type="float" office:value="1162" calcext:value-type="float">
            <text:p>1162</text:p>
          </table:table-cell>
          <table:table-cell table:formula="of:=[.$A36]/[.B36]" office:value-type="float" office:value="0.196900017032873" calcext:value-type="float">
            <text:p>0.20</text:p>
          </table:table-cell>
          <table:table-cell table:formula="of:=[.$A36]/[.C36]" office:value-type="float" office:value="1.93634840871022" calcext:value-type="float">
            <text:p>1.94</text:p>
          </table:table-cell>
          <table:table-cell table:formula="of:=[.$A36]/[.D36]" office:value-type="float" office:value="0.994836488812392" calcext:value-type="float">
            <text:p>0.99</text:p>
          </table:table-cell>
          <table:table-cell table:number-columns-repeated="1637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208" calcext:value-type="float">
            <text:p>8208</text:p>
          </table:table-cell>
          <table:table-cell office:value-type="float" office:value="635" calcext:value-type="float">
            <text:p>635</text:p>
          </table:table-cell>
          <table:table-cell office:value-type="float" office:value="1235" calcext:value-type="float">
            <text:p>1235</text:p>
          </table:table-cell>
          <table:table-cell table:formula="of:=[.$A37]/[.B37]" office:value-type="float" office:value="0.149244639376218" calcext:value-type="float">
            <text:p>0.15</text:p>
          </table:table-cell>
          <table:table-cell table:formula="of:=[.$A37]/[.C37]" office:value-type="float" office:value="1.92913385826772" calcext:value-type="float">
            <text:p>1.93</text:p>
          </table:table-cell>
          <table:table-cell table:formula="of:=[.$A37]/[.D37]" office:value-type="float" office:value="0.991902834008097" calcext:value-type="float">
            <text:p>0.99</text:p>
          </table:table-cell>
          <table:table-cell table:number-columns-repeated="1637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8424" calcext:value-type="float">
            <text:p>8424</text:p>
          </table:table-cell>
          <table:table-cell office:value-type="float" office:value="666" calcext:value-type="float">
            <text:p>666</text:p>
          </table:table-cell>
          <table:table-cell office:value-type="float" office:value="1303" calcext:value-type="float">
            <text:p>1303</text:p>
          </table:table-cell>
          <table:table-cell table:formula="of:=[.$A38]/[.B38]" office:value-type="float" office:value="0.153846153846154" calcext:value-type="float">
            <text:p>0.15</text:p>
          </table:table-cell>
          <table:table-cell table:formula="of:=[.$A38]/[.C38]" office:value-type="float" office:value="1.94594594594595" calcext:value-type="float">
            <text:p>1.95</text:p>
          </table:table-cell>
          <table:table-cell table:formula="of:=[.$A38]/[.D38]" office:value-type="float" office:value="0.994627782041443" calcext:value-type="float">
            <text:p>0.99</text:p>
          </table:table-cell>
          <table:table-cell table:number-columns-repeated="1637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904" calcext:value-type="float">
            <text:p>7904</text:p>
          </table:table-cell>
          <table:table-cell office:value-type="float" office:value="709" calcext:value-type="float">
            <text:p>709</text:p>
          </table:table-cell>
          <table:table-cell office:value-type="float" office:value="3019" calcext:value-type="float">
            <text:p>3019</text:p>
          </table:table-cell>
          <table:table-cell table:formula="of:=[.$A39]/[.B39]" office:value-type="float" office:value="0.173203441295547" calcext:value-type="float">
            <text:p>0.17</text:p>
          </table:table-cell>
          <table:table-cell table:formula="of:=[.$A39]/[.C39]" office:value-type="float" office:value="1.93088857545839" calcext:value-type="float">
            <text:p>1.93</text:p>
          </table:table-cell>
          <table:table-cell table:formula="of:=[.$A39]/[.D39]" office:value-type="float" office:value="0.453461411063266" calcext:value-type="float">
            <text:p>0.45</text:p>
          </table:table-cell>
          <table:table-cell table:number-columns-repeated="1637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234" calcext:value-type="float">
            <text:p>10234</text:p>
          </table:table-cell>
          <table:table-cell office:value-type="float" office:value="801" calcext:value-type="float">
            <text:p>801</text:p>
          </table:table-cell>
          <table:table-cell office:value-type="float" office:value="1556" calcext:value-type="float">
            <text:p>1556</text:p>
          </table:table-cell>
          <table:table-cell table:formula="of:=[.$A40]/[.B40]" office:value-type="float" office:value="0.14109829978503" calcext:value-type="float">
            <text:p>0.14</text:p>
          </table:table-cell>
          <table:table-cell table:formula="of:=[.$A40]/[.C40]" office:value-type="float" office:value="1.80274656679151" calcext:value-type="float">
            <text:p>1.80</text:p>
          </table:table-cell>
          <table:table-cell table:formula="of:=[.$A40]/[.D40]" office:value-type="float" office:value="0.928020565552699" calcext:value-type="float">
            <text:p>0.93</text:p>
          </table:table-cell>
          <table:table-cell table:number-columns-repeated="1637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795" calcext:value-type="float">
            <text:p>11795</text:p>
          </table:table-cell>
          <table:table-cell office:value-type="float" office:value="783" calcext:value-type="float">
            <text:p>783</text:p>
          </table:table-cell>
          <table:table-cell office:value-type="float" office:value="1546" calcext:value-type="float">
            <text:p>1546</text:p>
          </table:table-cell>
          <table:table-cell table:formula="of:=[.$A41]/[.B41]" office:value-type="float" office:value="0.128952946163629" calcext:value-type="float">
            <text:p>0.13</text:p>
          </table:table-cell>
          <table:table-cell table:formula="of:=[.$A41]/[.C41]" office:value-type="float" office:value="1.94252873563218" calcext:value-type="float">
            <text:p>1.94</text:p>
          </table:table-cell>
          <table:table-cell table:formula="of:=[.$A41]/[.D41]" office:value-type="float" office:value="0.983829236739974" calcext:value-type="float">
            <text:p>0.98</text:p>
          </table:table-cell>
          <table:table-cell table:number-columns-repeated="1637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183" calcext:value-type="float">
            <text:p>11183</text:p>
          </table:table-cell>
          <table:table-cell office:value-type="float" office:value="816" calcext:value-type="float">
            <text:p>816</text:p>
          </table:table-cell>
          <table:table-cell office:value-type="float" office:value="3072" calcext:value-type="float">
            <text:p>3072</text:p>
          </table:table-cell>
          <table:table-cell table:formula="of:=[.$A42]/[.B42]" office:value-type="float" office:value="0.143074309219351" calcext:value-type="float">
            <text:p>0.14</text:p>
          </table:table-cell>
          <table:table-cell table:formula="of:=[.$A42]/[.C42]" office:value-type="float" office:value="1.96078431372549" calcext:value-type="float">
            <text:p>1.96</text:p>
          </table:table-cell>
          <table:table-cell table:formula="of:=[.$A42]/[.D42]" office:value-type="float" office:value="0.520833333333333" calcext:value-type="float">
            <text:p>0.52</text:p>
          </table:table-cell>
          <table:table-cell table:number-columns-repeated="1637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731" calcext:value-type="float">
            <text:p>11731</text:p>
          </table:table-cell>
          <table:table-cell office:value-type="float" office:value="865" calcext:value-type="float">
            <text:p>865</text:p>
          </table:table-cell>
          <table:table-cell office:value-type="float" office:value="1673" calcext:value-type="float">
            <text:p>1673</text:p>
          </table:table-cell>
          <table:table-cell table:formula="of:=[.$A43]/[.B43]" office:value-type="float" office:value="0.143295541727048" calcext:value-type="float">
            <text:p>0.14</text:p>
          </table:table-cell>
          <table:table-cell table:formula="of:=[.$A43]/[.C43]" office:value-type="float" office:value="1.94335260115607" calcext:value-type="float">
            <text:p>1.94</text:p>
          </table:table-cell>
          <table:table-cell table:formula="of:=[.$A43]/[.D43]" office:value-type="float" office:value="1.00478182904961" calcext:value-type="float">
            <text:p>1.00</text:p>
          </table:table-cell>
          <table:table-cell table:number-columns-repeated="1637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452" calcext:value-type="float">
            <text:p>14452</text:p>
          </table:table-cell>
          <table:table-cell office:value-type="float" office:value="894" calcext:value-type="float">
            <text:p>894</text:p>
          </table:table-cell>
          <table:table-cell office:value-type="float" office:value="1731" calcext:value-type="float">
            <text:p>1731</text:p>
          </table:table-cell>
          <table:table-cell table:formula="of:=[.$A44]/[.B44]" office:value-type="float" office:value="0.122059230556324" calcext:value-type="float">
            <text:p>0.12</text:p>
          </table:table-cell>
          <table:table-cell table:formula="of:=[.$A44]/[.C44]" office:value-type="float" office:value="1.97315436241611" calcext:value-type="float">
            <text:p>1.97</text:p>
          </table:table-cell>
          <table:table-cell table:formula="of:=[.$A44]/[.D44]" office:value-type="float" office:value="1.01906412478336" calcext:value-type="float">
            <text:p>1.02</text:p>
          </table:table-cell>
          <table:table-cell table:number-columns-repeated="1637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7056" calcext:value-type="float">
            <text:p>17056</text:p>
          </table:table-cell>
          <table:table-cell office:value-type="float" office:value="938" calcext:value-type="float">
            <text:p>938</text:p>
          </table:table-cell>
          <table:table-cell office:value-type="float" office:value="1855" calcext:value-type="float">
            <text:p>1855</text:p>
          </table:table-cell>
          <table:table-cell table:formula="of:=[.$A45]/[.B45]" office:value-type="float" office:value="0.108407598499062" calcext:value-type="float">
            <text:p>0.11</text:p>
          </table:table-cell>
          <table:table-cell table:formula="of:=[.$A45]/[.C45]" office:value-type="float" office:value="1.97121535181237" calcext:value-type="float">
            <text:p>1.97</text:p>
          </table:table-cell>
          <table:table-cell table:formula="of:=[.$A45]/[.D45]" office:value-type="float" office:value="0.996765498652291" calcext:value-type="float">
            <text:p>1.00</text:p>
          </table:table-cell>
          <table:table-cell table:number-columns-repeated="1637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270" calcext:value-type="float">
            <text:p>18270</text:p>
          </table:table-cell>
          <table:table-cell office:value-type="float" office:value="1063" calcext:value-type="float">
            <text:p>1063</text:p>
          </table:table-cell>
          <table:table-cell office:value-type="float" office:value="1954" calcext:value-type="float">
            <text:p>1954</text:p>
          </table:table-cell>
          <table:table-cell table:formula="of:=[.$A46]/[.B46]" office:value-type="float" office:value="0.105966064586754" calcext:value-type="float">
            <text:p>0.11</text:p>
          </table:table-cell>
          <table:table-cell table:formula="of:=[.$A46]/[.C46]" office:value-type="float" office:value="1.82126058325494" calcext:value-type="float">
            <text:p>1.82</text:p>
          </table:table-cell>
          <table:table-cell table:formula="of:=[.$A46]/[.D46]" office:value-type="float" office:value="0.99078812691914" calcext:value-type="float">
            <text:p>0.99</text:p>
          </table:table-cell>
          <table:table-cell table:number-columns-repeated="1637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9293" calcext:value-type="float">
            <text:p>19293</text:p>
          </table:table-cell>
          <table:table-cell office:value-type="float" office:value="1027" calcext:value-type="float">
            <text:p>1027</text:p>
          </table:table-cell>
          <table:table-cell office:value-type="float" office:value="1977" calcext:value-type="float">
            <text:p>1977</text:p>
          </table:table-cell>
          <table:table-cell table:formula="of:=[.$A47]/[.B47]" office:value-type="float" office:value="0.10496034831286" calcext:value-type="float">
            <text:p>0.10</text:p>
          </table:table-cell>
          <table:table-cell table:formula="of:=[.$A47]/[.C47]" office:value-type="float" office:value="1.97176241480039" calcext:value-type="float">
            <text:p>1.97</text:p>
          </table:table-cell>
          <table:table-cell table:formula="of:=[.$A47]/[.D47]" office:value-type="float" office:value="1.02427921092565" calcext:value-type="float">
            <text:p>1.02</text:p>
          </table:table-cell>
          <table:table-cell table:number-columns-repeated="16377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447" calcext:value-type="float">
            <text:p>20447</text:p>
          </table:table-cell>
          <table:table-cell office:value-type="float" office:value="1077" calcext:value-type="float">
            <text:p>1077</text:p>
          </table:table-cell>
          <table:table-cell office:value-type="float" office:value="2081" calcext:value-type="float">
            <text:p>2081</text:p>
          </table:table-cell>
          <table:table-cell table:formula="of:=[.$A48]/[.B48]" office:value-type="float" office:value="0.103487064116985" calcext:value-type="float">
            <text:p>0.10</text:p>
          </table:table-cell>
          <table:table-cell table:formula="of:=[.$A48]/[.C48]" office:value-type="float" office:value="1.96471680594243" calcext:value-type="float">
            <text:p>1.96</text:p>
          </table:table-cell>
          <table:table-cell table:formula="of:=[.$A48]/[.D48]" office:value-type="float" office:value="1.01681883709755" calcext:value-type="float">
            <text:p>1.02</text:p>
          </table:table-cell>
          <table:table-cell table:number-columns-repeated="1637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6798" calcext:value-type="float">
            <text:p>26798</text:p>
          </table:table-cell>
          <table:table-cell office:value-type="float" office:value="1100" calcext:value-type="float">
            <text:p>1100</text:p>
          </table:table-cell>
          <table:table-cell office:value-type="float" office:value="2188" calcext:value-type="float">
            <text:p>2188</text:p>
          </table:table-cell>
          <table:table-cell table:formula="of:=[.$A49]/[.B49]" office:value-type="float" office:value="0.0824315247406523" calcext:value-type="float">
            <text:p>0.08</text:p>
          </table:table-cell>
          <table:table-cell table:formula="of:=[.$A49]/[.C49]" office:value-type="float" office:value="2.00818181818182" calcext:value-type="float">
            <text:p>2.01</text:p>
          </table:table-cell>
          <table:table-cell table:formula="of:=[.$A49]/[.D49]" office:value-type="float" office:value="1.00959780621572" calcext:value-type="float">
            <text:p>1.01</text:p>
          </table:table-cell>
          <table:table-cell table:number-columns-repeated="1637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4632" calcext:value-type="float">
            <text:p>24632</text:p>
          </table:table-cell>
          <table:table-cell office:value-type="float" office:value="1140" calcext:value-type="float">
            <text:p>1140</text:p>
          </table:table-cell>
          <table:table-cell office:value-type="float" office:value="2241" calcext:value-type="float">
            <text:p>2241</text:p>
          </table:table-cell>
          <table:table-cell table:formula="of:=[.$A50]/[.B50]" office:value-type="float" office:value="0.093536862617733" calcext:value-type="float">
            <text:p>0.09</text:p>
          </table:table-cell>
          <table:table-cell table:formula="of:=[.$A50]/[.C50]" office:value-type="float" office:value="2.02105263157895" calcext:value-type="float">
            <text:p>2.02</text:p>
          </table:table-cell>
          <table:table-cell table:formula="of:=[.$A50]/[.D50]" office:value-type="float" office:value="1.0281124497992" calcext:value-type="float">
            <text:p>1.03</text:p>
          </table:table-cell>
          <table:table-cell table:number-columns-repeated="1637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7457" calcext:value-type="float">
            <text:p>27457</text:p>
          </table:table-cell>
          <table:table-cell office:value-type="float" office:value="1192" calcext:value-type="float">
            <text:p>1192</text:p>
          </table:table-cell>
          <table:table-cell office:value-type="float" office:value="2341" calcext:value-type="float">
            <text:p>2341</text:p>
          </table:table-cell>
          <table:table-cell table:formula="of:=[.$A51]/[.B51]" office:value-type="float" office:value="0.0874458243799395" calcext:value-type="float">
            <text:p>0.09</text:p>
          </table:table-cell>
          <table:table-cell table:formula="of:=[.$A51]/[.C51]" office:value-type="float" office:value="2.01426174496644" calcext:value-type="float">
            <text:p>2.01</text:p>
          </table:table-cell>
          <table:table-cell table:formula="of:=[.$A51]/[.D51]" office:value-type="float" office:value="1.02563007261854" calcext:value-type="float">
            <text:p>1.03</text:p>
          </table:table-cell>
          <table:table-cell table:number-columns-repeated="1637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481" calcext:value-type="float">
            <text:p>28481</text:p>
          </table:table-cell>
          <table:table-cell office:value-type="float" office:value="1273" calcext:value-type="float">
            <text:p>1273</text:p>
          </table:table-cell>
          <table:table-cell office:value-type="float" office:value="2464" calcext:value-type="float">
            <text:p>2464</text:p>
          </table:table-cell>
          <table:table-cell table:formula="of:=[.$A52]/[.B52]" office:value-type="float" office:value="0.0877778167901408" calcext:value-type="float">
            <text:p>0.09</text:p>
          </table:table-cell>
          <table:table-cell table:formula="of:=[.$A52]/[.C52]" office:value-type="float" office:value="1.96386488609584" calcext:value-type="float">
            <text:p>1.96</text:p>
          </table:table-cell>
          <table:table-cell table:formula="of:=[.$A52]/[.D52]" office:value-type="float" office:value="1.01461038961039" calcext:value-type="float">
            <text:p>1.01</text:p>
          </table:table-cell>
          <table:table-cell table:number-columns-repeated="16377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2P0" style:volatile="true">
      <number:text>€ </number:text>
      <number:number number:decimal-places="0" number:min-decimal-places="0" number:min-integer-digits="1" number:grouping="true"/>
    </number:number-style>
    <number:number-style style:name="N132">
      <number:text>-€ 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€ 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5P0" style:volatile="true">
      <number:text>€ </number:text>
      <number:number number:decimal-places="2" number:min-decimal-places="2" number:min-integer-digits="1" number:grouping="true"/>
    </number:number-style>
    <number:number-style style:name="N135">
      <number:text>-€ 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>- _-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8P2" style:volatile="true">
      <number:text loext:blank-width-char="-"> € </number:text>
      <number:fill-character> </number:fill-character>
      <number:text>- _-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">
      <number:number number:decimal-places="1" number:min-decimal-places="1" number:min-integer-digits="1"/>
    </number:number-style>
    <number:number-style style:name="N162">
      <number:number number:decimal-places="3" number:min-decimal-places="3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5" number:min-decimal-places="5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7" number:min-decimal-places="7" number:min-integer-digits="1"/>
    </number:number-style>
    <number:date-style style:name="N10114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5" number:language="de" number:country="AT">
      <number:month number:textual="true"/>
      <number:text>.</number:text>
      <number:year/>
    </number:date-style>
    <number:time-style style:name="N10116" number:language="de" number:country="AT">
      <number:hours/>
      <number:text>:</number:text>
      <number:minutes number:style="long"/>
      <number:text> </number:text>
      <number:am-pm/>
    </number:time-style>
    <number:time-style style:name="N10117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19" number:language="de" number:country="AT">
      <number:text>-€ 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20" number:language="de" number:country="A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2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2" number:language="de" number:country="AT">
      <number:text>-€ </number:text>
      <number:number number:decimal-places="2" number:min-decimal-places="2" number:min-integer-digits="1" number:grouping="true"/>
      <style:map style:condition="value()&gt;=0" style:apply-style-name="N10122P0"/>
    </number:number-style>
    <number:number-style style:name="N10123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3" number:language="de" number:country="A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21:54:32.37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2:01:28.786000000</meta:creation-date>
    <dc:date>2025-01-23T21:55:25.124000000</dc:date>
    <meta:editing-duration>PT34M34S</meta:editing-duration>
    <meta:editing-cycles>33</meta:editing-cycles>
    <meta:generator>LibreOffice/24.2.5.2$Windows_X86_64 LibreOffice_project/bffef4ea93e59bebbeaf7f431bb02b1a39ee8a59</meta:generator>
    <dc:creator>Daniel Pilsbacher</dc:creator>
    <meta:document-statistic meta:table-count="1" meta:cell-count="364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title svg:x="9.841cm" svg:y="0.435cm" chart:style-name="ch2">
          <text:p>string vs. StringBuilder vs. StringText</text:p>
        </chart:title>
        <chart:legend chart:legend-position="end" svg:x="2.766cm" svg:y="1.725cm" style:legend-expansion="custom" svg:width="5.318cm" svg:height="1.594cm" style:legend-expansion-aspect-ratio="3.33626097867001" chart:style-name="ch3"/>
        <chart:plot-area chart:style-name="ch4" table:cell-range-address="Tabelle1.A3:Tabelle1.D52 Tabelle1.B1:Tabelle1.D2" chart:data-source-has-labels="both" svg:x="1.774cm" svg:y="1.513cm" svg:width="20.684cm" svg:height="11.959cm">
          <chart:coordinate-region svg:x="2.978cm" svg:y="1.712cm" svg:width="19.48cm" svg:height="10.706cm"/>
          <chart:axis chart:dimension="x" chart:name="primary-x" chart:style-name="ch5" chartooo:axis-type="auto">
            <chartooo:date-scale/>
            <chart:title svg:x="11.12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8.091cm" chart:style-name="ch6">
              <text:p>Ticks</text:p>
            </chart:title>
            <chart:grid chart:style-name="ch7" chart:class="major"/>
          </chart:axis>
          <chart:series chart:style-name="ch8" chart:values-cell-range-address="Tabelle1.B3:Tabelle1.B52" chart:label-cell-address="Tabelle1.B1:Tabelle1.B2" chart:class="chart:line">
            <chart:data-point chart:repeated="50"/>
          </chart:series>
          <chart:series chart:style-name="ch9" chart:values-cell-range-address="Tabelle1.C3:Tabelle1.C52" chart:label-cell-address="Tabelle1.C1:Tabelle1.C2" chart:class="chart:line">
            <chart:data-point chart:repeated="50"/>
          </chart:series>
          <chart:series chart:style-name="ch10" chart:values-cell-range-address="Tabelle1.D3:Tabelle1.D52" chart:label-cell-address="Tabelle1.D1:Tabelle1.D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 Ticks</text:p>
                <text:list>
                  <text:list-item>
                    <text:p>string</text:p>
                  </text:list-item>
                  <text:list-item>
                    <text:p>Ticks</text:p>
                  </text:list-item>
                </text:list>
                <draw:g>
                  <svg:desc>Tabelle1.B1:Tabelle1.B2</svg:desc>
                </draw:g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20">
                <text:p>20</text:p>
                <draw:g>
                  <svg:desc>Tabelle1.B3:Tabelle1.B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">
                <text:p>213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02">
                <text:p>302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2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59">
                <text:p>95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67">
                <text:p>1267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95">
                <text:p>159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55">
                <text:p>2055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575">
                <text:p>2575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477">
                <text:p>3477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4311">
                <text:p>2431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33">
                <text:p>1033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288">
                <text:p>1288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89">
                <text:p>1689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7139">
                <text:p>1713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644">
                <text:p>1644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482">
                <text:p>2482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5489">
                <text:p>5489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307">
                <text:p>2307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3987">
                <text:p>3987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074">
                <text:p>4074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36">
                <text:p>4336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3">
                <text:p>5103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050">
                <text:p>6050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858">
                <text:p>5858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871">
                <text:p>5871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8208">
                <text:p>8208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8424">
                <text:p>8424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904">
                <text:p>7904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0234">
                <text:p>1023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1795">
                <text:p>11795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183">
                <text:p>11183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1731">
                <text:p>1173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4452">
                <text:p>14452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7056">
                <text:p>17056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8270">
                <text:p>18270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9293">
                <text:p>19293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20447">
                <text:p>20447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6798">
                <text:p>26798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4632">
                <text:p>24632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7457">
                <text:p>27457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8481">
                <text:p>28481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title svg:x="10.807cm" svg:y="0.435cm" chart:style-name="ch2">
          <text:p>StringBuilder vs. StringText</text:p>
        </chart:title>
        <chart:legend chart:legend-position="end" svg:x="2.571cm" svg:y="1.711cm" style:legend-expansion="custom" svg:width="5.318cm" svg:height="1.594cm" style:legend-expansion-aspect-ratio="3.33626097867001" chart:style-name="ch3"/>
        <chart:plot-area chart:style-name="ch4" table:cell-range-address="Tabelle1.A3:Tabelle1.A52 Tabelle1.C1:Tabelle1.D52" chart:data-source-has-labels="both" svg:x="1.774cm" svg:y="1.513cm" svg:width="20.684cm" svg:height="11.959cm">
          <chart:coordinate-region svg:x="2.766cm" svg:y="1.712cm" svg:width="19.692cm" svg:height="10.706cm"/>
          <chart:axis chart:dimension="x" chart:name="primary-x" chart:style-name="ch5" chartooo:axis-type="auto">
            <chartooo:date-scale/>
            <chart:title svg:x="11.12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8.091cm" chart:style-name="ch6">
              <text:p>Ticks</text:p>
            </chart:title>
            <chart:grid chart:style-name="ch7" chart:class="major"/>
          </chart:axis>
          <chart:series chart:style-name="ch8" chart:values-cell-range-address="Tabelle1.C3:Tabelle1.C52" chart:label-cell-address="Tabelle1.C1:Tabelle1.C2" chart:class="chart:line">
            <chart:data-point chart:repeated="50"/>
          </chart:series>
          <chart:series chart:style-name="ch9" chart:values-cell-range-address="Tabelle1.D3:Tabelle1.D52" chart:label-cell-address="Tabelle1.D1:Tabelle1.D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title svg:x="9.841cm" svg:y="0.434cm" chart:style-name="ch2">
          <text:p>Benchmark
string vs. StringBuilder vs. StringText</text:p>
        </chart:title>
        <chart:legend chart:legend-position="end" svg:x="2.766cm" svg:y="2.215cm" style:legend-expansion="custom" svg:width="5.318cm" svg:height="1.594cm" style:legend-expansion-aspect-ratio="3.33626097867001" chart:style-name="ch3"/>
        <chart:plot-area chart:style-name="ch4" table:cell-range-address="Tabelle1.A3:Tabelle1.A52 Tabelle1.E1:Tabelle1.G52" chart:data-source-has-labels="both" svg:x="1.774cm" svg:y="2.016cm" svg:width="19.362cm" svg:height="11.456cm">
          <chart:coordinate-region svg:x="2.686cm" svg:y="2.215cm" svg:width="18.45cm" svg:height="10.203cm"/>
          <chart:axis chart:dimension="x" chart:name="primary-x" chart:style-name="ch5" chartooo:axis-type="auto">
            <chartooo:date-scale/>
            <chart:title svg:x="10.459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9.216cm" chart:style-name="ch6">
              <text:p>Iterations/Tick</text:p>
            </chart:title>
            <chart:grid chart:style-name="ch7" chart:class="major"/>
          </chart:axis>
          <chart:series chart:style-name="ch8" chart:values-cell-range-address="Tabelle1.F3:Tabelle1.F52" chart:label-cell-address="Tabelle1.F1:Tabelle1.F2" chart:class="chart:line">
            <chart:data-point chart:repeated="50"/>
          </chart:series>
          <chart:series chart:style-name="ch9" chart:values-cell-range-address="Tabelle1.G3:Tabelle1.G52" chart:label-cell-address="Tabelle1.G1:Tabelle1.G2" chart:class="chart:line">
            <chart:data-point chart:repeated="50"/>
          </chart:series>
          <chart:series chart:style-name="ch10" chart:values-cell-range-address="Tabelle1.E3:Tabelle1.E52" chart:label-cell-address="Tabelle1.E1:Tabelle1.E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Iterations/Tick</text:p>
                <text:list>
                  <text:list-item>
                    <text:p>StringBuilder</text:p>
                  </text:list-item>
                  <text:list-item>
                    <text:p>Iterations/Tick</text:p>
                  </text:list-item>
                </text:list>
                <draw:g>
                  <svg:desc>Tabelle1.F1:Tabelle1.F2</svg:desc>
                </draw:g>
              </table:table-cell>
              <table:table-cell office:value-type="string">
                <text:p>StringText Iterations/Tick</text:p>
                <text:list>
                  <text:list-item>
                    <text:p>StringText</text:p>
                  </text:list-item>
                  <text:list-item>
                    <text:p>Iterations/Tick</text:p>
                  </text:list-item>
                </text:list>
                <draw:g>
                  <svg:desc>Tabelle1.G1:Tabelle1.G2</svg:desc>
                </draw:g>
              </table:table-cell>
              <table:table-cell office:value-type="string">
                <text:p>string Iterations/Tick</text:p>
                <text:list>
                  <text:list-item>
                    <text:p>string</text:p>
                  </text:list-item>
                  <text:list-item>
                    <text:p>Iterations/Tick</text:p>
                  </text:list-item>
                </text:list>
                <draw:g>
                  <svg:desc>Tabelle1.E1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0.111111111111111">
                <text:p>0.111111111111111</text:p>
                <draw:g>
                  <svg:desc>Tabelle1.F3:Tabelle1.F52</svg:desc>
                </draw:g>
              </table:table-cell>
              <table:table-cell office:value-type="float" office:value="0.142857142857143">
                <text:p>0.142857142857143</text:p>
                <draw:g>
                  <svg:desc>Tabelle1.G3:Tabelle1.G52</svg:desc>
                </draw:g>
              </table:table-cell>
              <table:table-cell office:value-type="float" office:value="0.05">
                <text:p>0.05</text:p>
                <draw:g>
                  <svg:desc>Tabelle1.E3:Tabelle1.E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30188679245283">
                <text:p>0.30188679245283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223214285714286">
                <text:p>0.223214285714286</text:p>
              </table:table-cell>
              <table:table-cell office:value-type="float" office:value="0.409836065573771">
                <text:p>0.40983606557377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455696202531646">
                <text:p>0.4556962025316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75">
                <text:p>0.875</text:p>
              </table:table-cell>
              <table:table-cell office:value-type="float" office:value="0.365671641791045">
                <text:p>0.3656716417910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1587301587302">
                <text:p>1.01587301587302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300469483568075">
                <text:p>0.30046948356807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25">
                <text:p>1.125</text:p>
              </table:table-cell>
              <table:table-cell office:value-type="float" office:value="0.433155080213904">
                <text:p>0.433155080213904</text:p>
              </table:table-cell>
              <table:table-cell office:value-type="float" office:value="0.268211920529801">
                <text:p>0.2682119205298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0.467289719626168">
                <text:p>0.467289719626168</text:p>
              </table:table-cell>
              <table:table-cell office:value-type="float" office:value="0.254452926208651">
                <text:p>0.25445292620865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0833333333333">
                <text:p>1.00833333333333</text:p>
              </table:table-cell>
              <table:table-cell office:value-type="float" office:value="0.46360153256705">
                <text:p>0.46360153256705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208393632416787">
                <text:p>0.208393632416787</text:p>
              </table:table-cell>
              <table:table-cell office:value-type="float" office:value="0.201398601398601">
                <text:p>0.2013986013986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06962025316456">
                <text:p>1.06962025316456</text:p>
              </table:table-cell>
              <table:table-cell office:value-type="float" office:value="0.460490463215259">
                <text:p>0.460490463215259</text:p>
              </table:table-cell>
              <table:table-cell office:value-type="float" office:value="0.176225234619395">
                <text:p>0.17622523461939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04812834224599">
                <text:p>1.04812834224599</text:p>
              </table:table-cell>
              <table:table-cell office:value-type="float" office:value="0.455813953488372">
                <text:p>0.455813953488372</text:p>
              </table:table-cell>
              <table:table-cell office:value-type="float" office:value="0.154696132596685">
                <text:p>0.15469613259668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82532751091703">
                <text:p>0.982532751091703</text:p>
              </table:table-cell>
              <table:table-cell office:value-type="float" office:value="0.494505494505495">
                <text:p>0.494505494505495</text:p>
              </table:table-cell>
              <table:table-cell office:value-type="float" office:value="0.141065830721003">
                <text:p>0.1410658307210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07563025210084">
                <text:p>1.07563025210084</text:p>
              </table:table-cell>
              <table:table-cell office:value-type="float" office:value="0.47940074906367">
                <text:p>0.47940074906367</text:p>
              </table:table-cell>
              <table:table-cell office:value-type="float" office:value="0.124574209245742">
                <text:p>0.12457420924574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8972602739726">
                <text:p>0.98972602739726</text:p>
              </table:table-cell>
              <table:table-cell office:value-type="float" office:value="0.489830508474576">
                <text:p>0.489830508474576</text:p>
              </table:table-cell>
              <table:table-cell office:value-type="float" office:value="0.112233009708738">
                <text:p>0.11223300970873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880434782608696">
                <text:p>0.880434782608696</text:p>
              </table:table-cell>
              <table:table-cell office:value-type="float" office:value="0.445054945054945">
                <text:p>0.445054945054945</text:p>
              </table:table-cell>
              <table:table-cell office:value-type="float" office:value="0.093183779119931">
                <text:p>0.09318377911993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6712962962963">
                <text:p>1.6712962962963</text:p>
              </table:table-cell>
              <table:table-cell office:value-type="float" office:value="0.9025">
                <text:p>0.9025</text:p>
              </table:table-cell>
              <table:table-cell office:value-type="float" office:value="0.0148492451976472">
                <text:p>0.01484924519764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6211453744493">
                <text:p>1.76211453744493</text:p>
              </table:table-cell>
              <table:table-cell office:value-type="float" office:value="0.863930885529158">
                <text:p>0.863930885529158</text:p>
              </table:table-cell>
              <table:table-cell office:value-type="float" office:value="0.387221684414327">
                <text:p>0.38722168441432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6455223880597">
                <text:p>1.6455223880597</text:p>
              </table:table-cell>
              <table:table-cell office:value-type="float" office:value="0.848076923076923">
                <text:p>0.848076923076923</text:p>
              </table:table-cell>
              <table:table-cell office:value-type="float" office:value="0.342391304347826">
                <text:p>0.34239130434782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0.840277777777778">
                <text:p>0.840277777777778</text:p>
              </table:table-cell>
              <table:table-cell office:value-type="float" office:value="0.28656009473061">
                <text:p>0.2865600947306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78716216216216">
                <text:p>1.78716216216216</text:p>
              </table:table-cell>
              <table:table-cell office:value-type="float" office:value="0.951438848920863">
                <text:p>0.951438848920863</text:p>
              </table:table-cell>
              <table:table-cell office:value-type="float" office:value="0.030865278020888">
                <text:p>0.03086527802088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.870090634441088">
                <text:p>0.870090634441088</text:p>
              </table:table-cell>
              <table:table-cell office:value-type="float" office:value="0.35036496350365">
                <text:p>0.3503649635036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54320987654321">
                <text:p>1.54320987654321</text:p>
              </table:table-cell>
              <table:table-cell office:value-type="float" office:value="0.909752547307133">
                <text:p>0.909752547307133</text:p>
              </table:table-cell>
              <table:table-cell office:value-type="float" office:value="0.251813053988719">
                <text:p>0.25181305398871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47276688453159">
                <text:p>1.47276688453159</text:p>
              </table:table-cell>
              <table:table-cell office:value-type="float" office:value="0.941504178272981">
                <text:p>0.941504178272981</text:p>
              </table:table-cell>
              <table:table-cell office:value-type="float" office:value="0.123155401712516">
                <text:p>0.12315540171251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85969387755102">
                <text:p>1.85969387755102</text:p>
              </table:table-cell>
              <table:table-cell office:value-type="float" office:value="0.957950065703022">
                <text:p>0.957950065703022</text:p>
              </table:table-cell>
              <table:table-cell office:value-type="float" office:value="0.315994798439532">
                <text:p>0.31599479843953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86223277909739">
                <text:p>1.86223277909739</text:p>
              </table:table-cell>
              <table:table-cell office:value-type="float" office:value="0.967901234567901">
                <text:p>0.967901234567901</text:p>
              </table:table-cell>
              <table:table-cell office:value-type="float" office:value="0.196639077000251">
                <text:p>0.19663907700025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89414414414414">
                <text:p>1.89414414414414</text:p>
              </table:table-cell>
              <table:table-cell office:value-type="float" office:value="0.982476635514019">
                <text:p>0.982476635514019</text:p>
              </table:table-cell>
              <table:table-cell office:value-type="float" office:value="0.206431026018655">
                <text:p>0.2064310260186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90274841437632">
                <text:p>1.90274841437632</text:p>
              </table:table-cell>
              <table:table-cell office:value-type="float" office:value="0.982532751091703">
                <text:p>0.982532751091703</text:p>
              </table:table-cell>
              <table:table-cell office:value-type="float" office:value="0.207564575645756">
                <text:p>0.20756457564575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8843137254902">
                <text:p>1.8843137254902</text:p>
              </table:table-cell>
              <table:table-cell office:value-type="float" office:value="0.962925851703407">
                <text:p>0.962925851703407</text:p>
              </table:table-cell>
              <table:table-cell office:value-type="float" office:value="0.188320595728003">
                <text:p>0.1883205957280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3572778827977">
                <text:p>1.93572778827977</text:p>
              </table:table-cell>
              <table:table-cell office:value-type="float" office:value="0.970616113744076">
                <text:p>0.970616113744076</text:p>
              </table:table-cell>
              <table:table-cell office:value-type="float" office:value="0.169256198347107">
                <text:p>0.169256198347107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.890625">
                <text:p>1.890625</text:p>
              </table:table-cell>
              <table:table-cell office:value-type="float" office:value="0.974060822898032">
                <text:p>0.974060822898032</text:p>
              </table:table-cell>
              <table:table-cell office:value-type="float" office:value="0.185899624445203">
                <text:p>0.185899624445203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.93634840871022">
                <text:p>1.93634840871022</text:p>
              </table:table-cell>
              <table:table-cell office:value-type="float" office:value="0.994836488812392">
                <text:p>0.994836488812392</text:p>
              </table:table-cell>
              <table:table-cell office:value-type="float" office:value="0.196900017032873">
                <text:p>0.196900017032873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1.92913385826772">
                <text:p>1.92913385826772</text:p>
              </table:table-cell>
              <table:table-cell office:value-type="float" office:value="0.991902834008097">
                <text:p>0.991902834008097</text:p>
              </table:table-cell>
              <table:table-cell office:value-type="float" office:value="0.149244639376218">
                <text:p>0.149244639376218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.94594594594595">
                <text:p>1.94594594594595</text:p>
              </table:table-cell>
              <table:table-cell office:value-type="float" office:value="0.994627782041443">
                <text:p>0.994627782041443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1.93088857545839">
                <text:p>1.93088857545839</text:p>
              </table:table-cell>
              <table:table-cell office:value-type="float" office:value="0.453461411063266">
                <text:p>0.453461411063266</text:p>
              </table:table-cell>
              <table:table-cell office:value-type="float" office:value="0.173203441295547">
                <text:p>0.173203441295547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.80274656679151">
                <text:p>1.80274656679151</text:p>
              </table:table-cell>
              <table:table-cell office:value-type="float" office:value="0.928020565552699">
                <text:p>0.928020565552699</text:p>
              </table:table-cell>
              <table:table-cell office:value-type="float" office:value="0.14109829978503">
                <text:p>0.14109829978503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.94252873563218">
                <text:p>1.94252873563218</text:p>
              </table:table-cell>
              <table:table-cell office:value-type="float" office:value="0.983829236739974">
                <text:p>0.983829236739974</text:p>
              </table:table-cell>
              <table:table-cell office:value-type="float" office:value="0.128952946163629">
                <text:p>0.12895294616362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143074309219351">
                <text:p>0.143074309219351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.94335260115607">
                <text:p>1.94335260115607</text:p>
              </table:table-cell>
              <table:table-cell office:value-type="float" office:value="1.00478182904961">
                <text:p>1.00478182904961</text:p>
              </table:table-cell>
              <table:table-cell office:value-type="float" office:value="0.143295541727048">
                <text:p>0.143295541727048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.97315436241611">
                <text:p>1.97315436241611</text:p>
              </table:table-cell>
              <table:table-cell office:value-type="float" office:value="1.01906412478336">
                <text:p>1.01906412478336</text:p>
              </table:table-cell>
              <table:table-cell office:value-type="float" office:value="0.122059230556324">
                <text:p>0.122059230556324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.97121535181237">
                <text:p>1.97121535181237</text:p>
              </table:table-cell>
              <table:table-cell office:value-type="float" office:value="0.996765498652291">
                <text:p>0.996765498652291</text:p>
              </table:table-cell>
              <table:table-cell office:value-type="float" office:value="0.108407598499062">
                <text:p>0.10840759849906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.82126058325494">
                <text:p>1.82126058325494</text:p>
              </table:table-cell>
              <table:table-cell office:value-type="float" office:value="0.99078812691914">
                <text:p>0.99078812691914</text:p>
              </table:table-cell>
              <table:table-cell office:value-type="float" office:value="0.105966064586754">
                <text:p>0.1059660645867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.97176241480039">
                <text:p>1.97176241480039</text:p>
              </table:table-cell>
              <table:table-cell office:value-type="float" office:value="1.02427921092565">
                <text:p>1.02427921092565</text:p>
              </table:table-cell>
              <table:table-cell office:value-type="float" office:value="0.10496034831286">
                <text:p>0.10496034831286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.96471680594243">
                <text:p>1.96471680594243</text:p>
              </table:table-cell>
              <table:table-cell office:value-type="float" office:value="1.01681883709755">
                <text:p>1.01681883709755</text:p>
              </table:table-cell>
              <table:table-cell office:value-type="float" office:value="0.103487064116985">
                <text:p>0.103487064116985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.00818181818182">
                <text:p>2.00818181818182</text:p>
              </table:table-cell>
              <table:table-cell office:value-type="float" office:value="1.00959780621572">
                <text:p>1.00959780621572</text:p>
              </table:table-cell>
              <table:table-cell office:value-type="float" office:value="0.0824315247406523">
                <text:p>0.0824315247406523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.02105263157895">
                <text:p>2.02105263157895</text:p>
              </table:table-cell>
              <table:table-cell office:value-type="float" office:value="1.0281124497992">
                <text:p>1.0281124497992</text:p>
              </table:table-cell>
              <table:table-cell office:value-type="float" office:value="0.093536862617733">
                <text:p>0.093536862617733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.01426174496644">
                <text:p>2.01426174496644</text:p>
              </table:table-cell>
              <table:table-cell office:value-type="float" office:value="1.02563007261854">
                <text:p>1.02563007261854</text:p>
              </table:table-cell>
              <table:table-cell office:value-type="float" office:value="0.0874458243799395">
                <text:p>0.087445824379939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96386488609584">
                <text:p>1.96386488609584</text:p>
              </table:table-cell>
              <table:table-cell office:value-type="float" office:value="1.01461038961039">
                <text:p>1.01461038961039</text:p>
              </table:table-cell>
              <table:table-cell office:value-type="float" office:value="0.0877778167901408">
                <text:p>0.0877778167901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title svg:x="9.841cm" svg:y="0.435cm" chart:style-name="ch2">
          <text:p>string vs. StringBuilder vs. StringText</text:p>
        </chart:title>
        <chart:legend chart:legend-position="end" svg:x="2.766cm" svg:y="1.725cm" style:legend-expansion="custom" svg:width="5.318cm" svg:height="1.594cm" style:legend-expansion-aspect-ratio="3.33626097867001" chart:style-name="ch3"/>
        <chart:plot-area chart:style-name="ch4" table:cell-range-address="Tabelle1.A3:Tabelle1.A52 Tabelle1.F1:Tabelle1.G52" chart:data-source-has-labels="both" svg:x="1.774cm" svg:y="1.513cm" svg:width="19.362cm" svg:height="11.959cm">
          <chart:coordinate-region svg:x="2.686cm" svg:y="1.712cm" svg:width="18.45cm" svg:height="10.706cm"/>
          <chart:axis chart:dimension="x" chart:name="primary-x" chart:style-name="ch5" chartooo:axis-type="auto">
            <chartooo:date-scale/>
            <chart:title svg:x="10.459cm" svg:y="13.772cm" chart:style-name="ch2">
              <text:p>Iterations</text:p>
            </chart:title>
            <chart:categories table:cell-range-address="Tabelle1.A3:Tabelle1.A52"/>
          </chart:axis>
          <chart:axis chart:dimension="y" chart:name="primary-y" chart:style-name="ch5">
            <chart:title svg:x="0.451cm" svg:y="7.641cm" chart:style-name="ch6">
              <text:p>-</text:p>
            </chart:title>
            <chart:grid chart:style-name="ch7" chart:class="major"/>
          </chart:axis>
          <chart:series chart:style-name="ch8" chart:values-cell-range-address="Tabelle1.F3:Tabelle1.F52" chart:label-cell-address="Tabelle1.F1:Tabelle1.F2" chart:class="chart:line">
            <chart:data-point chart:repeated="50"/>
          </chart:series>
          <chart:series chart:style-name="ch9" chart:values-cell-range-address="Tabelle1.G3:Tabelle1.G52" chart:label-cell-address="Tabelle1.G1:Tabelle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Iterations/Tick</text:p>
                <text:list>
                  <text:list-item>
                    <text:p>StringBuilder</text:p>
                  </text:list-item>
                  <text:list-item>
                    <text:p>Iterations/Tick</text:p>
                  </text:list-item>
                </text:list>
                <draw:g>
                  <svg:desc>Tabelle1.F1:Tabelle1.F2</svg:desc>
                </draw:g>
              </table:table-cell>
              <table:table-cell office:value-type="string">
                <text:p>StringText Iterations/Tick</text:p>
                <text:list>
                  <text:list-item>
                    <text:p>StringText</text:p>
                  </text:list-item>
                  <text:list-item>
                    <text:p>Iterations/Tick</text:p>
                  </text:list-item>
                </text:list>
                <draw:g>
                  <svg:desc>Tabelle1.G1:Tabelle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0.111111111111111">
                <text:p>0.111111111111111</text:p>
                <draw:g>
                  <svg:desc>Tabelle1.F3:Tabelle1.F52</svg:desc>
                </draw:g>
              </table:table-cell>
              <table:table-cell office:value-type="float" office:value="0.142857142857143">
                <text:p>0.142857142857143</text:p>
                <draw:g>
                  <svg:desc>Tabelle1.G3:Tabelle1.G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30188679245283">
                <text:p>0.301886792452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223214285714286">
                <text:p>0.2232142857142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05882352941177">
                <text:p>0.705882352941177</text:p>
              </table:table-cell>
              <table:table-cell office:value-type="float" office:value="0.371134020618557">
                <text:p>0.3711340206185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75">
                <text:p>0.875</text:p>
              </table:table-cell>
              <table:table-cell office:value-type="float" office:value="0.365671641791045">
                <text:p>0.3656716417910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1587301587302">
                <text:p>1.01587301587302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25">
                <text:p>1.125</text:p>
              </table:table-cell>
              <table:table-cell office:value-type="float" office:value="0.433155080213904">
                <text:p>0.433155080213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0.467289719626168">
                <text:p>0.46728971962616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0833333333333">
                <text:p>1.00833333333333</text:p>
              </table:table-cell>
              <table:table-cell office:value-type="float" office:value="0.46360153256705">
                <text:p>0.4636015325670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208393632416787">
                <text:p>0.20839363241678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06962025316456">
                <text:p>1.06962025316456</text:p>
              </table:table-cell>
              <table:table-cell office:value-type="float" office:value="0.460490463215259">
                <text:p>0.46049046321525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04812834224599">
                <text:p>1.04812834224599</text:p>
              </table:table-cell>
              <table:table-cell office:value-type="float" office:value="0.455813953488372">
                <text:p>0.45581395348837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82532751091703">
                <text:p>0.982532751091703</text:p>
              </table:table-cell>
              <table:table-cell office:value-type="float" office:value="0.494505494505495">
                <text:p>0.4945054945054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07563025210084">
                <text:p>1.07563025210084</text:p>
              </table:table-cell>
              <table:table-cell office:value-type="float" office:value="0.47940074906367">
                <text:p>0.4794007490636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8972602739726">
                <text:p>0.98972602739726</text:p>
              </table:table-cell>
              <table:table-cell office:value-type="float" office:value="0.489830508474576">
                <text:p>0.48983050847457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880434782608696">
                <text:p>0.880434782608696</text:p>
              </table:table-cell>
              <table:table-cell office:value-type="float" office:value="0.445054945054945">
                <text:p>0.44505494505494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6712962962963">
                <text:p>1.671296296296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6211453744493">
                <text:p>1.76211453744493</text:p>
              </table:table-cell>
              <table:table-cell office:value-type="float" office:value="0.863930885529158">
                <text:p>0.86393088552915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6455223880597">
                <text:p>1.6455223880597</text:p>
              </table:table-cell>
              <table:table-cell office:value-type="float" office:value="0.848076923076923">
                <text:p>0.84807692307692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78716216216216">
                <text:p>1.78716216216216</text:p>
              </table:table-cell>
              <table:table-cell office:value-type="float" office:value="0.951438848920863">
                <text:p>0.9514388489208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.870090634441088">
                <text:p>0.87009063444108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54320987654321">
                <text:p>1.54320987654321</text:p>
              </table:table-cell>
              <table:table-cell office:value-type="float" office:value="0.909752547307133">
                <text:p>0.90975254730713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47276688453159">
                <text:p>1.47276688453159</text:p>
              </table:table-cell>
              <table:table-cell office:value-type="float" office:value="0.941504178272981">
                <text:p>0.94150417827298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85969387755102">
                <text:p>1.85969387755102</text:p>
              </table:table-cell>
              <table:table-cell office:value-type="float" office:value="0.957950065703022">
                <text:p>0.95795006570302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86223277909739">
                <text:p>1.86223277909739</text:p>
              </table:table-cell>
              <table:table-cell office:value-type="float" office:value="0.967901234567901">
                <text:p>0.96790123456790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89414414414414">
                <text:p>1.89414414414414</text:p>
              </table:table-cell>
              <table:table-cell office:value-type="float" office:value="0.982476635514019">
                <text:p>0.98247663551401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90274841437632">
                <text:p>1.90274841437632</text:p>
              </table:table-cell>
              <table:table-cell office:value-type="float" office:value="0.982532751091703">
                <text:p>0.982532751091703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8843137254902">
                <text:p>1.8843137254902</text:p>
              </table:table-cell>
              <table:table-cell office:value-type="float" office:value="0.962925851703407">
                <text:p>0.96292585170340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3572778827977">
                <text:p>1.93572778827977</text:p>
              </table:table-cell>
              <table:table-cell office:value-type="float" office:value="0.970616113744076">
                <text:p>0.970616113744076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.890625">
                <text:p>1.890625</text:p>
              </table:table-cell>
              <table:table-cell office:value-type="float" office:value="0.974060822898032">
                <text:p>0.974060822898032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.93634840871022">
                <text:p>1.93634840871022</text:p>
              </table:table-cell>
              <table:table-cell office:value-type="float" office:value="0.994836488812392">
                <text:p>0.99483648881239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1.92913385826772">
                <text:p>1.92913385826772</text:p>
              </table:table-cell>
              <table:table-cell office:value-type="float" office:value="0.991902834008097">
                <text:p>0.991902834008097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.94594594594595">
                <text:p>1.94594594594595</text:p>
              </table:table-cell>
              <table:table-cell office:value-type="float" office:value="0.994627782041443">
                <text:p>0.99462778204144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1.93088857545839">
                <text:p>1.93088857545839</text:p>
              </table:table-cell>
              <table:table-cell office:value-type="float" office:value="0.453461411063266">
                <text:p>0.453461411063266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.80274656679151">
                <text:p>1.80274656679151</text:p>
              </table:table-cell>
              <table:table-cell office:value-type="float" office:value="0.928020565552699">
                <text:p>0.928020565552699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.94252873563218">
                <text:p>1.94252873563218</text:p>
              </table:table-cell>
              <table:table-cell office:value-type="float" office:value="0.983829236739974">
                <text:p>0.98382923673997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.94335260115607">
                <text:p>1.94335260115607</text:p>
              </table:table-cell>
              <table:table-cell office:value-type="float" office:value="1.00478182904961">
                <text:p>1.00478182904961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.97315436241611">
                <text:p>1.97315436241611</text:p>
              </table:table-cell>
              <table:table-cell office:value-type="float" office:value="1.01906412478336">
                <text:p>1.01906412478336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.97121535181237">
                <text:p>1.97121535181237</text:p>
              </table:table-cell>
              <table:table-cell office:value-type="float" office:value="0.996765498652291">
                <text:p>0.996765498652291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.82126058325494">
                <text:p>1.82126058325494</text:p>
              </table:table-cell>
              <table:table-cell office:value-type="float" office:value="0.99078812691914">
                <text:p>0.9907881269191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.97176241480039">
                <text:p>1.97176241480039</text:p>
              </table:table-cell>
              <table:table-cell office:value-type="float" office:value="1.02427921092565">
                <text:p>1.02427921092565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.96471680594243">
                <text:p>1.96471680594243</text:p>
              </table:table-cell>
              <table:table-cell office:value-type="float" office:value="1.01681883709755">
                <text:p>1.01681883709755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.00818181818182">
                <text:p>2.00818181818182</text:p>
              </table:table-cell>
              <table:table-cell office:value-type="float" office:value="1.00959780621572">
                <text:p>1.00959780621572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.02105263157895">
                <text:p>2.02105263157895</text:p>
              </table:table-cell>
              <table:table-cell office:value-type="float" office:value="1.0281124497992">
                <text:p>1.0281124497992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.01426174496644">
                <text:p>2.01426174496644</text:p>
              </table:table-cell>
              <table:table-cell office:value-type="float" office:value="1.02563007261854">
                <text:p>1.0256300726185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96386488609584">
                <text:p>1.96386488609584</text:p>
              </table:table-cell>
              <table:table-cell office:value-type="float" office:value="1.01461038961039">
                <text:p>1.014610389610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